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number-columns-repeated="2" table:style-name="ce10"/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/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/>
          <table:table-cell table:style-name="ce10"/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3" office:value-type="float" office:value="0">
            <text:p>0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7">
            <office:annotation draw:style-name="gr2" draw:text-style-name="P1" svg:width="2.899cm" svg:height="1.386cm" svg:x="11.89cm" svg:y="0cm" draw:caption-point-x="-0.61cm" draw:caption-point-y="0.461cm">
              <dc:date>2026-03-01T00:00:00</dc:date>
              <text:p text:style-name="P1">hard</text:p>
              <text:p text:style-name="P1">up right demo 3rd dash</text:p>
            </office:annotation>
            <text:p>7</text:p>
          </table:table-cell>
          <table:table-cell table:style-name="ce9" office:value-type="float" office:value="6">
            <office:annotation draw:style-name="gr4" draw:text-style-name="P1" svg:width="2.899cm" svg:height="2.176cm" svg:x="14.148cm" svg:y="0cm" draw:caption-point-x="-0.61cm" draw:caption-point-y="0.461cm">
              <dc:date>2026-03-01T00:00:00</dc:date>
              <text:p text:style-name="P1">hard</text:p>
              <text:p text:style-name="P1">up right demo 3rd dash + up right demo last dash</text:p>
            </office:annotation>
            <text:p>6</text:p>
          </table:table-cell>
          <table:table-cell table:style-name="ce10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6"/>
          <table:table-cell table:style-name="ce10" table:number-columns-repeated="2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7">
            <text:p>7</text:p>
          </table:table-cell>
          <table:table-cell table:formula="of:=SUM([.F2:.F14])" office:value-type="float" office:value="6">
            <text:p>6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7">
            <text:p>-7</text:p>
          </table:table-cell>
          <table:table-cell table:formula="of:=[.F16]-[.F15]" office:value-type="float" office:value="-6">
            <text:p>-6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6"/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3">03/03/2026</text:date>, <text:time>13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3T13:25:26.59</dc:date>
    <meta:editing-duration>P4DT1H19M14S</meta:editing-duration>
    <meta:editing-cycles>61</meta:editing-cycles>
    <meta:generator>OpenOffice/4.1.16$Win32 OpenOffice.org_project/4116m3$Build-9816</meta:generator>
    <meta:document-statistic meta:table-count="13" meta:cell-count="1670" meta:object-count="0"/>
  </office:meta>
</office:document-meta>
</file>